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4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6.31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1.668cm"/>
    </style:style>
    <style:style style:name="gr13" style:family="graphic" style:parent-style-name="standard">
      <style:graphic-properties draw:fill="solid" draw:fill-color="#83caff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ff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9cm" fo:min-width="1.786cm"/>
    </style:style>
    <style:style style:name="gr17" style:family="graphic" style:parent-style-name="standard">
      <style:graphic-properties svg:stroke-color="#000000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41cm" svg:height="4.953cm" svg:x="1.358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41cm" svg:height="3.937cm" svg:x="1.358cm" svg:y="10.5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041cm" svg:height="3.937cm" svg:x="1.358cm" svg:y="6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133cm" svg:height="3.81cm" svg:x="1.935cm" svg:y="2.524cm">
          <text:p text:style-name="P1"/>
          <draw:enhanced-geometry svg:viewBox="0 0 21600 21600" draw:type="rectangle" draw:enhanced-path="M 0 0 L 21600 0 21600 21600 0 21600 0 0 Z N"/>
        </draw:custom-shape>
        <draw:frame draw:style-name="gr5" draw:layer="layout" svg:width="6.395cm" svg:height="1.343cm" svg:x="1.59cm" svg:y="1.435cm">
          <draw:text-box>
            <text:p>Application layer</text:p>
          </draw:text-box>
        </draw:frame>
        <draw:frame draw:style-name="gr6" draw:layer="layout" svg:width="2.144cm" svg:height="1.233cm" svg:x="1.396cm" svg:y="6.498cm">
          <draw:text-box>
            <text:p>API</text:p>
          </draw:text-box>
        </draw:frame>
        <draw:frame draw:style-name="gr7" draw:layer="layout" svg:width="8.754cm" svg:height="1.001cm" svg:x="1.146cm" svg:y="10.398cm">
          <draw:text-box>
            <text:p>Hardware Abstraction layer</text:p>
          </draw:text-box>
        </draw:frame>
        <draw:custom-shape draw:style-name="gr8" draw:text-style-name="P1" draw:layer="layout" svg:width="3.571cm" svg:height="1.016cm" svg:x="14.599cm" svg:y="12.303cm">
          <text:p text:style-name="P1">Timerlib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7cm" svg:height="1.016cm" svg:x="7.115cm" svg:y="12.303cm">
          <text:p text:style-name="P1">ADC inpu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57cm" svg:height="1.016cm" svg:x="10.915cm" svg:y="12.303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8cm" svg:height="1.143cm" svg:x="7.577cm" svg:y="9.255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67cm" svg:height="1.271cm" svg:x="1.475cm" svg:y="7.73cm">
          <text:p text:style-name="P1">Graphic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915cm" svg:height="1.143cm" svg:x="9.994cm" svg:y="7.858cm">
          <text:p text:style-name="P1">Sound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39cm" svg:height="1.143cm" svg:x="5.158cm" svg:y="7.858cm">
          <text:p text:style-name="P1">Mat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03cm" svg:height="1.143cm" svg:x="5.274cm" svg:y="2.778cm">
          <text:p text:style-name="P1">Bal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339cm" svg:height="1.143cm" svg:x="14.139cm" svg:y="7.858cm">
          <text:p text:style-name="P1">Timekeeping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301cm" svg:height="1.142cm" svg:x="3.087cm" svg:y="4.429cm">
          <text:p text:style-name="P1">Strik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303cm" svg:height="1.143cm" svg:x="7.577cm" svg:y="4.302cm">
          <text:p text:style-name="P1">Brick</text:p>
          <draw:enhanced-geometry svg:viewBox="0 0 21600 21600" draw:type="rectangle" draw:enhanced-path="M 0 0 L 21600 0 21600 21600 0 21600 0 0 Z N"/>
        </draw:custom-shape>
        <draw:frame draw:style-name="gr12" draw:layer="layout" svg:width="2.786cm" svg:height="1.001cm" svg:x="2.013cm" svg:y="2.578cm">
          <draw:text-box>
            <text:p>Entities</text:p>
          </draw:text-box>
        </draw:frame>
        <draw:custom-shape draw:style-name="gr13" draw:text-style-name="P1" draw:layer="layout" svg:width="1.267cm" svg:height="1.397cm" svg:x="6.31cm" svg:y="4.04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1.267cm" svg:height="1.397cm" svg:x="5.387cm" svg:y="4.04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4" draw:text-style-name="P1" draw:layer="layout" svg:width="4.951cm" svg:height="1.778cm" svg:x="13.103cm" svg:y="3.54cm">
          <text:p text:style-name="P1">State</text:p>
          <text:p text:style-name="P1"><text:s/>manageme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92cm" svg:height="0.889cm" svg:x="12.068cm" svg:y="4.04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1.035cm" svg:height="1.396cm" svg:x="6.08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1.396cm" svg:x="3.317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1.396cm" svg:x="10.8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2.921cm" svg:x="8.613cm" svg:y="6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5cm" svg:height="2.54cm" svg:x="15.176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3.568cm" svg:height="1.27cm" svg:x="3.087cm" svg:y="9.128cm">
          <text:p text:style-name="P1">EZ8 stdlib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922cm" svg:height="1.016cm" svg:x="2.165cm" svg:y="9.12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4" draw:text-style-name="P1" draw:layer="layout" svg:width="1.036cm" svg:height="3.175cm" svg:x="15.521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6cm" svg:height="3.175cm" svg:x="12.412cm" svg:y="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1.038cm" svg:height="1.905cm" svg:x="8.842cm" svg:y="10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" draw:layer="layout" svg:width="0.922cm" svg:height="0.762cm" svg:x="6.655cm" svg:y="9.38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2.191cm" svg:height="12.827cm" svg:x="18.399cm" svg:y="1.635cm">
          <text:p text:style-name="P1"/>
          <draw:enhanced-geometry svg:viewBox="0 0 21600 21600" draw:type="rectangle" draw:enhanced-path="M 0 0 L 21600 0 21600 21600 0 21600 0 0 Z N"/>
        </draw:custom-shape>
        <draw:frame draw:style-name="gr16" draw:layer="layout" svg:width="2.064cm" svg:height="4.899cm" svg:x="18.526cm" svg:y="1.762cm">
          <draw:text-box draw:corner-radius="7.874cm">
            <text:p>External HW</text:p>
          </draw:text-box>
        </draw:frame>
        <draw:custom-shape draw:style-name="gr17" draw:text-style-name="P1" draw:layer="layout" svg:width="1.905cm" svg:height="2.667cm" svg:x="18.526cm" svg:y="11.668cm">
          <text:p text:style-name="P1">Sound</text:p>
          <text:p text:style-name="P1">proces</text:p>
          <text:p text:style-name="P1">sing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635cm" svg:height="0.889cm" svg:x="12.303cm" svg:y="13.3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572cm" svg:height="0.508cm" svg:x="12.938cm" svg:y="13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889cm" svg:height="1.016cm" svg:x="17.51cm" svg:y="13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ans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21:10:13</meta:creation-date>
    <dc:date>2013-06-27T22:30:26</dc:date>
    <meta:editing-duration>PT34M39S</meta:editing-duration>
    <meta:editing-cycles>3</meta:editing-cycles>
    <meta:generator>LibreOffice/4.0.4.2$Linux_X86_64 LibreOffice_project/400m0$Build-2</meta:generator>
    <meta:document-statistic meta:object-count="40"/>
  </office:meta>
</office:document-meta>
</file>